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1d1c1d" loext:opacity="100%" style:font-name="Monaco" fo:font-size="9.75pt" fo:letter-spacing="normal" fo:font-style="normal" fo:font-weight="normal" officeooo:rsid="001f7725" officeooo:paragraph-rsid="0022ddc5" loext:padding="0cm" loext:border="none"/>
    </style:style>
    <style:style style:name="P2" style:family="paragraph" style:parent-style-name="Standard">
      <style:text-properties fo:font-variant="normal" fo:text-transform="none" fo:color="#0055aa" loext:opacity="100%" style:font-name="Monaco" fo:font-size="9.75pt" fo:letter-spacing="normal" fo:font-style="normal" fo:font-weight="normal" officeooo:rsid="001323a6" officeooo:paragraph-rsid="001747ea" loext:padding="0cm" loext:border="none"/>
    </style:style>
    <style:style style:name="P3" style:family="paragraph" style:parent-style-name="Standard">
      <style:text-properties fo:font-variant="normal" fo:text-transform="none" fo:color="#0055aa" loext:opacity="100%" style:font-name="Monaco" fo:font-size="9.75pt" fo:letter-spacing="normal" fo:font-style="normal" fo:font-weight="normal" officeooo:rsid="001323a6" officeooo:paragraph-rsid="0019e7c4" loext:padding="0cm" loext:border="none"/>
    </style:style>
    <style:style style:name="P4" style:family="paragraph" style:parent-style-name="Standard">
      <style:text-properties fo:font-variant="normal" fo:text-transform="none" fo:color="#0055aa" loext:opacity="100%" style:font-name="Monaco" fo:font-size="9.75pt" fo:letter-spacing="normal" fo:font-style="normal" fo:font-weight="normal" officeooo:rsid="001ca6f6" officeooo:paragraph-rsid="001ca6f6" loext:padding="0cm" loext:border="none"/>
    </style:style>
    <style:style style:name="P5" style:family="paragraph" style:parent-style-name="Standard">
      <style:text-properties fo:font-variant="normal" fo:text-transform="none" fo:color="#0055aa" loext:opacity="100%" style:font-name="Monaco" fo:font-size="9.75pt" fo:letter-spacing="normal" fo:font-style="normal" fo:font-weight="normal" officeooo:rsid="001e1c3f" officeooo:paragraph-rsid="001f7725" loext:padding="0cm" loext:border="none"/>
    </style:style>
    <style:style style:name="P6" style:family="paragraph" style:parent-style-name="Standard">
      <style:text-properties fo:font-variant="normal" fo:text-transform="none" fo:color="#0055aa" loext:opacity="100%" style:font-name="Monaco" fo:font-size="9.75pt" fo:letter-spacing="normal" fo:font-style="normal" fo:font-weight="normal" officeooo:rsid="001f7725" officeooo:paragraph-rsid="001f7725" loext:padding="0cm" loext:border="none"/>
    </style:style>
    <style:style style:name="P7" style:family="paragraph" style:parent-style-name="Standard">
      <style:text-properties fo:font-variant="normal" fo:text-transform="none" fo:color="#0055aa" loext:opacity="100%" style:font-name="Monaco" fo:font-size="9.75pt" fo:letter-spacing="normal" fo:font-style="normal" fo:font-weight="normal" officeooo:rsid="001f7725" officeooo:paragraph-rsid="0021277c" loext:padding="0cm" loext:border="none"/>
    </style:style>
    <style:style style:name="P8" style:family="paragraph" style:parent-style-name="Standard">
      <style:text-properties fo:font-variant="normal" fo:text-transform="none" fo:color="#0055aa" loext:opacity="100%" style:font-name="Monaco" fo:font-size="9.75pt" fo:letter-spacing="normal" fo:font-style="normal" fo:font-weight="normal" officeooo:rsid="001f7725" officeooo:paragraph-rsid="0022ddc5" loext:padding="0cm" loext:border="none"/>
    </style:style>
    <style:style style:name="P9" style:family="paragraph" style:parent-style-name="Standard">
      <style:text-properties fo:font-variant="normal" fo:text-transform="none" style:use-window-font-color="true" loext:opacity="0%" style:font-name="Monaco" fo:font-size="9.75pt" fo:letter-spacing="normal" fo:font-style="normal" fo:font-weight="normal" officeooo:rsid="001f7725" officeooo:paragraph-rsid="001f7725" loext:padding="0cm" loext:border="none"/>
    </style:style>
    <style:style style:name="P10" style:family="paragraph" style:parent-style-name="Standard">
      <style:text-properties fo:font-variant="normal" fo:text-transform="none" style:use-window-font-color="true" loext:opacity="0%" style:font-name="Monaco" fo:font-size="9.75pt" fo:letter-spacing="normal" fo:font-style="normal" fo:font-weight="normal" officeooo:rsid="001f7725" officeooo:paragraph-rsid="0021277c" loext:padding="0cm" loext:border="none"/>
    </style:style>
    <style:style style:name="P11" style:family="paragraph" style:parent-style-name="Standard">
      <style:text-properties fo:font-variant="normal" fo:text-transform="none" style:use-window-font-color="true" loext:opacity="0%" style:font-name="Monaco" fo:font-size="9.75pt" fo:letter-spacing="normal" fo:font-style="normal" fo:font-weight="normal" officeooo:rsid="0021277c" officeooo:paragraph-rsid="0021277c" loext:padding="0cm" loext:border="none"/>
    </style:style>
    <style:style style:name="P12" style:family="paragraph" style:parent-style-name="Standard">
      <style:text-properties fo:font-variant="normal" fo:text-transform="none" style:use-window-font-color="true" loext:opacity="0%" style:font-name="Monaco" fo:font-size="9.75pt" fo:letter-spacing="normal" fo:font-style="normal" fo:font-weight="normal" officeooo:rsid="0021277c" officeooo:paragraph-rsid="0022ddc5" loext:padding="0cm" loext:border="none"/>
    </style:style>
    <style:style style:name="P13" style:family="paragraph" style:parent-style-name="Standard">
      <style:text-properties officeooo:rsid="000f02eb" officeooo:paragraph-rsid="000f02eb"/>
    </style:style>
    <style:style style:name="P14" style:family="paragraph" style:parent-style-name="Standard">
      <style:text-properties officeooo:rsid="000f02eb" officeooo:paragraph-rsid="00100e8f"/>
    </style:style>
    <style:style style:name="P15" style:family="paragraph" style:parent-style-name="Standard">
      <style:text-properties officeooo:rsid="000f02eb" officeooo:paragraph-rsid="001323a6"/>
    </style:style>
    <style:style style:name="P16" style:family="paragraph" style:parent-style-name="Standard">
      <style:text-properties officeooo:rsid="00100e8f" officeooo:paragraph-rsid="00100e8f"/>
    </style:style>
    <style:style style:name="P17" style:family="paragraph" style:parent-style-name="Standard">
      <style:text-properties officeooo:rsid="001323a6" officeooo:paragraph-rsid="001323a6"/>
    </style:style>
    <style:style style:name="P18" style:family="paragraph" style:parent-style-name="Standard">
      <style:text-properties officeooo:rsid="001747ea" officeooo:paragraph-rsid="001747ea"/>
    </style:style>
    <style:style style:name="P19" style:family="paragraph" style:parent-style-name="Standard">
      <style:text-properties fo:font-variant="normal" fo:text-transform="none" fo:color="#0055aa" loext:opacity="100%" style:font-name="Monaco" fo:font-size="9.75pt" fo:letter-spacing="normal" fo:font-style="normal" fo:font-weight="normal" officeooo:rsid="000f02eb" officeooo:paragraph-rsid="000f02eb" loext:padding="0cm" loext:border="none"/>
    </style:style>
    <style:style style:name="P20" style:family="paragraph" style:parent-style-name="Standard">
      <style:text-properties fo:font-variant="normal" fo:text-transform="none" fo:color="#0055aa" loext:opacity="100%" style:font-name="Monaco" fo:font-size="9.75pt" fo:letter-spacing="normal" fo:font-style="normal" fo:font-weight="normal" officeooo:rsid="00100e8f" officeooo:paragraph-rsid="00100e8f" loext:padding="0cm" loext:border="none"/>
    </style:style>
    <style:style style:name="P21" style:family="paragraph" style:parent-style-name="Standard">
      <style:text-properties fo:font-variant="normal" fo:text-transform="none" fo:color="#0055aa" loext:opacity="100%" style:font-name="Monaco" fo:font-size="9.75pt" fo:letter-spacing="normal" fo:font-style="normal" fo:font-weight="normal" officeooo:rsid="00113fb4" officeooo:paragraph-rsid="00113fb4" loext:padding="0cm" loext:border="none"/>
    </style:style>
    <style:style style:name="P22" style:family="paragraph" style:parent-style-name="Standard">
      <style:text-properties fo:font-variant="normal" fo:text-transform="none" fo:color="#0055aa" loext:opacity="100%" style:font-name="Monaco" fo:font-size="9.75pt" fo:letter-spacing="normal" fo:font-style="normal" fo:font-weight="normal" officeooo:rsid="0014d0b8" officeooo:paragraph-rsid="0014d0b8" loext:padding="0cm" loext:border="none"/>
    </style:style>
    <style:style style:name="P23" style:family="paragraph" style:parent-style-name="Standard">
      <style:text-properties fo:font-variant="normal" fo:text-transform="none" fo:color="#0055aa" loext:opacity="100%" style:font-name="Monaco" fo:font-size="9.75pt" fo:letter-spacing="normal" fo:font-style="normal" fo:font-weight="normal" officeooo:rsid="0016ca9f" officeooo:paragraph-rsid="0016ca9f" loext:padding="0cm" loext:border="none"/>
    </style:style>
    <style:style style:name="P24" style:family="paragraph" style:parent-style-name="Standard">
      <style:text-properties fo:font-variant="normal" fo:text-transform="none" style:use-window-font-color="true" loext:opacity="0%" style:font-name="Monaco" fo:font-size="9.75pt" fo:letter-spacing="normal" fo:font-style="normal" fo:font-weight="normal" officeooo:rsid="001323a6" officeooo:paragraph-rsid="001323a6" loext:padding="0cm" loext:border="none"/>
    </style:style>
    <style:style style:name="P25" style:family="paragraph" style:parent-style-name="Standard">
      <style:text-properties fo:font-variant="normal" fo:text-transform="none" style:use-window-font-color="true" loext:opacity="0%" style:font-name="Monaco" fo:font-size="9.75pt" fo:letter-spacing="normal" fo:font-style="normal" fo:font-weight="normal" officeooo:rsid="001747ea" officeooo:paragraph-rsid="001747ea" loext:padding="0cm" loext:border="none"/>
    </style:style>
    <style:style style:name="P26" style:family="paragraph" style:parent-style-name="Standard">
      <style:text-properties officeooo:paragraph-rsid="000f02eb"/>
    </style:style>
    <style:style style:name="P27"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55aa" loext:opacity="100%" style:font-name="Monaco" fo:font-size="9.75pt" fo:letter-spacing="normal" fo:font-style="normal" fo:font-weight="normal" officeooo:rsid="001f7725" officeooo:paragraph-rsid="0022ddc5" loext:padding="0cm" loext:border="none"/>
    </style:style>
    <style:style style:name="P28"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55aa" loext:opacity="100%" style:font-name="Monaco" fo:font-size="9.75pt" fo:letter-spacing="normal" fo:font-style="normal" fo:font-weight="normal" officeooo:rsid="001f7725" officeooo:paragraph-rsid="00292f83" loext:padding="0cm" loext:border="none"/>
    </style:style>
    <style:style style:name="P2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55aa" loext:opacity="100%" style:font-name="Monaco" fo:font-size="9.75pt" fo:letter-spacing="normal" fo:font-style="normal" fo:font-weight="normal" officeooo:rsid="001f7725" officeooo:paragraph-rsid="00292f83" style:font-name-asian="Noto Sans Mono CJK SC" style:font-size-asian="10pt" style:font-name-complex="Liberation Mono" style:font-size-complex="10pt" loext:padding="0cm" loext:border="none"/>
    </style:style>
    <style:style style:name="P3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55aa" loext:opacity="100%" style:font-name="Monaco" fo:font-size="9.75pt" fo:letter-spacing="normal" fo:font-style="normal" fo:font-weight="normal" officeooo:rsid="00292f83" officeooo:paragraph-rsid="00292f83" style:font-name-asian="Noto Sans Mono CJK SC" style:font-size-asian="10pt" style:font-name-complex="Liberation Mono" style:font-size-complex="10pt" loext:padding="0cm" loext:border="none"/>
    </style:style>
    <style:style style:name="P3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1d1c1d" loext:opacity="100%" style:font-name="Monaco" fo:font-size="9.75pt" fo:letter-spacing="normal" fo:font-style="normal" fo:font-weight="normal" officeooo:rsid="0022ddc5" officeooo:paragraph-rsid="00292f83" loext:padding="0cm" loext:border="none"/>
    </style:style>
    <style:style style:name="P32"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1d1c1d" loext:opacity="100%" style:font-name="Monaco" fo:font-size="9.75pt" fo:letter-spacing="normal" fo:font-style="normal" fo:font-weight="normal" officeooo:rsid="00292f83" officeooo:paragraph-rsid="00292f83" loext:padding="0cm" loext:border="none"/>
    </style:style>
    <style:style style:name="P3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style:use-window-font-color="true" loext:opacity="0%" style:font-name="Monaco" fo:font-size="9.75pt" fo:letter-spacing="normal" fo:font-style="normal" fo:font-weight="normal" officeooo:rsid="00292f83" officeooo:paragraph-rsid="00292f83" loext:padding="0cm" loext:border="none"/>
    </style:style>
    <style:style style:name="T1" style:family="text">
      <style:text-properties fo:color="#0055aa" loext:opacity="100%"/>
    </style:style>
    <style:style style:name="T2" style:family="text">
      <style:text-properties fo:color="#0055aa" loext:opacity="100%" officeooo:rsid="0022ddc5"/>
    </style:style>
    <style:style style:name="T3" style:family="text">
      <style:text-properties fo:color="#aa5500" loext:opacity="100%"/>
    </style:style>
    <style:style style:name="T4" style:family="text">
      <style:text-properties fo:font-variant="normal" fo:text-transform="none" fo:color="#0055aa" loext:opacity="100%" style:font-name="Monaco" fo:font-size="9.75pt" fo:letter-spacing="normal" fo:font-style="normal" fo:font-weight="normal" loext:padding="0cm" loext:border="none"/>
    </style:style>
    <style:style style:name="T5" style:family="text">
      <style:text-properties fo:font-variant="normal" fo:text-transform="none" fo:color="#0055aa" loext:opacity="100%" style:font-name="Monaco" fo:font-size="9.75pt" fo:letter-spacing="normal" fo:font-style="normal" fo:font-weight="normal" officeooo:rsid="00100e8f" loext:padding="0cm" loext:border="none"/>
    </style:style>
    <style:style style:name="T6" style:family="text">
      <style:text-properties fo:font-variant="normal" fo:text-transform="none" fo:color="#0055aa" loext:opacity="100%" style:font-name="Monaco" fo:font-size="9.75pt" fo:letter-spacing="normal" fo:font-style="normal" fo:font-weight="normal" officeooo:rsid="00113fb4" loext:padding="0cm" loext:border="none"/>
    </style:style>
    <style:style style:name="T7" style:family="text">
      <style:text-properties fo:font-variant="normal" fo:text-transform="none" fo:color="#0055aa" loext:opacity="100%" style:font-name="Monaco" fo:font-size="9.75pt" fo:letter-spacing="normal" fo:font-style="normal" fo:font-weight="normal" officeooo:rsid="001323a6" loext:padding="0cm" loext:border="none"/>
    </style:style>
    <style:style style:name="T8" style:family="text">
      <style:text-properties fo:font-variant="normal" fo:text-transform="none" fo:color="#0055aa" loext:opacity="100%" style:font-name="Monaco" fo:font-size="9.75pt" fo:letter-spacing="normal" fo:font-style="normal" fo:font-weight="normal" officeooo:rsid="000f02eb" loext:padding="0cm" loext:border="none"/>
    </style:style>
    <style:style style:name="T9" style:family="text">
      <style:text-properties fo:font-variant="normal" fo:text-transform="none" fo:color="#aa5500" loext:opacity="100%" style:font-name="Monaco" fo:font-size="9.75pt" fo:letter-spacing="normal" fo:font-style="normal" fo:font-weight="normal" loext:padding="0cm" loext:border="none"/>
    </style:style>
    <style:style style:name="T10" style:family="text">
      <style:text-properties fo:font-variant="normal" fo:text-transform="none" fo:color="#aa5500" loext:opacity="100%" style:font-name="Monaco" fo:font-size="9.75pt" fo:letter-spacing="normal" fo:font-style="normal" fo:font-weight="normal" officeooo:rsid="000f02eb" loext:padding="0cm" loext:border="none"/>
    </style:style>
    <style:style style:name="T11" style:family="text">
      <style:text-properties fo:font-variant="normal" fo:text-transform="none" style:use-window-font-color="true" loext:opacity="0%" style:font-name="Monaco" fo:font-size="9.75pt" fo:letter-spacing="normal" fo:font-style="normal" fo:font-weight="normal" loext:padding="0cm" loext:border="none"/>
    </style:style>
    <style:style style:name="T12" style:family="text">
      <style:text-properties fo:font-variant="normal" fo:text-transform="none" style:use-window-font-color="true" loext:opacity="0%" style:font-name="Monaco" fo:font-size="9.75pt" fo:letter-spacing="normal" fo:font-style="normal" fo:font-weight="normal" officeooo:rsid="000f02eb" loext:padding="0cm" loext:border="none"/>
    </style:style>
    <style:style style:name="T13" style:family="text">
      <style:text-properties style:use-window-font-color="true" loext:opacity="0%"/>
    </style:style>
    <style:style style:name="T14" style:family="text">
      <style:text-properties officeooo:rsid="001e1c3f"/>
    </style:style>
    <style:style style:name="T15" style:family="text">
      <style:text-properties officeooo:rsid="001f7725"/>
    </style:style>
    <style:style style:name="T16" style:family="text">
      <style:text-properties officeooo:rsid="0022ddc5"/>
    </style:style>
    <style:style style:name="T17" style:family="text">
      <style:text-properties officeooo:rsid="000f02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7">1. </text:span><text:span text:style-name="T12">A malicious actor has entered your server, and deleted </text:span><text:span text:style-name="T10">`/bin/bash`</text:span><text:span text:style-name="T8"> </text:span><text:span text:style-name="T12">and symlinked</text:span><text:span text:style-name="T8"> </text:span><text:span text:style-name="T10">`/bin/bash`</text:span><text:span text:style-name="T8"> </text:span><text:span text:style-name="T12">to</text:span><text:span text:style-name="T8"> </text:span><text:span text:style-name="T10">`/bin/cat`</text:span><text:span text:style-name="T8"> . </text:span><text:span text:style-name="T12">Assume this server is on AWS.</text:span></text:p>
      <text:p text:style-name="P19"/>
      <text:p text:style-name="P13"><text:span text:style-name="T4">a. Firstly </text:span><text:span text:style-name="T5">stop</text:span><text:span text:style-name="T4"> th</text:span><text:span text:style-name="T5">at affected s</text:span><text:span text:style-name="T4">erver.</text:span></text:p>
      <text:p text:style-name="P14"><text:span text:style-name="T4">b. </text:span><text:span text:style-name="T5">Relaunch a new server with the backed up AMI (AMI which was before the attack) and hence you can regain the access to bash. (But the backup schedule should be scheduled so that the data which was on the last server will be available in that AMI too).</text:span></text:p>
      <text:p text:style-name="P20">c. But as a prerequisite, the soft link of bash should be created in order to avoid the deletion. If deletion happen we can still access to bash due to soft link created.</text:p>
      <text:p text:style-name="P14"><text:span text:style-name="T5">d. </text:span><text:span text:style-name="T4"><text:s/></text:span><text:span text:style-name="T5">You can check W command to check to who has logged in into the server and tighten up the firewalls.</text:span></text:p>
      <text:p text:style-name="P16"><text:span text:style-name="T4">e. Security measures should be taken care at AWS Firewall level, NACLs and Security Groups </text:span><text:span text:style-name="T6">and on Account level of AWS, two factor authentication must be setup.</text:span></text:p>
      <text:p text:style-name="P21"/>
      <text:p text:style-name="P21"/>
      <text:p text:style-name="P21"/>
      <text:p text:style-name="P17"><text:span text:style-name="T4">2. </text:span><text:span text:style-name="T11">A malicious actor has entered your server, modified the permissions on</text:span><text:span text:style-name="T4"> </text:span><text:span text:style-name="T9">`~/.ssh`</text:span><text:span text:style-name="T4"> </text:span><text:span text:style-name="T11">dir. Assume this server is on AWS.</text:span></text:p>
      <text:p text:style-name="P24"/>
      <text:p text:style-name="P15"><text:span text:style-name="T4">a. Firstly </text:span><text:span text:style-name="T5">stop</text:span><text:span text:style-name="T4"> th</text:span><text:span text:style-name="T5">at affected s</text:span><text:span text:style-name="T4">erver.</text:span></text:p>
      <text:p text:style-name="P15"><text:span text:style-name="T4">b. </text:span><text:span text:style-name="T5">Relaunch a new server with the backed up AMI (AMI which was before the attack) and hence you can regain the access to </text:span><text:span text:style-name="T7">.ssh file</text:span><text:span text:style-name="T5">. (But the backup schedule should be scheduled so that the data which was on the last server will be available in that AMI too).</text:span></text:p>
      <text:p text:style-name="P17"><text:span text:style-name="T5">c. </text:span><text:span text:style-name="T4">Need to find out how the attacker has connected to server and change the permission. Through investigation. Also you need to revoke the ssh keys which was compromised on the affected instance.</text:span></text:p>
      <text:p text:style-name="P22">d. Check the security groups and fix it if there is any loose end.</text:p>
      <text:p text:style-name="P23">e. You need to report this to AWS support team that this issue happened then they can be aware that this attack happened. They will also find a root cause from there end and apply the patches to the security issues due to which the attacker gain the access.</text:p>
      <text:p text:style-name="P23"/>
      <text:p text:style-name="P23"/>
      <text:p text:style-name="P18"><text:span text:style-name="T4">3. <text:s/></text:span><text:span text:style-name="T11">A malicious actor has entered your server, done something, and wiped bash history. How do you figure out what he/she has done</text:span></text:p>
      <text:p text:style-name="P25"/>
      <text:p text:style-name="P2">a. Firstly stop that affected server.</text:p>
      <text:p text:style-name="P2">b. Check the syslogs what has been affected and what file has been compromised.</text:p>
      <text:p text:style-name="P2">c. To check who has logged into the server from W command.</text:p>
      <text:p text:style-name="P3">d. Find out how the breached has happened thoroughly. You can use AWS Inspector to check the vulnerabilities and network exposed.</text:p>
      <text:p text:style-name="P3">e. Also check if any unknown user got registered in the passwd file under etc directory.</text:p>
      <text:p text:style-name="P3">f. As usual keep the instance secure by setting up security measures using NACLs, Security Groups, etc.</text:p>
      <text:p text:style-name="P3">g. Also check for the unknown service is running or not just like a Fork Bomb.</text:p>
      <text:p text:style-name="P3"/>
      <text:p text:style-name="P4">5. <text:span text:style-name="T13">A malicious actor has entered your server, installed a program which is not in repos.</text:span></text:p>
      <text:p text:style-name="P4"/>
      <text:p text:style-name="P4">a. <text:span text:style-name="T14">Create a new security groups wit</text:span><text:span text:style-name="T15">h inbound with ssh (My IP Source)</text:span></text:p>
      <text:p text:style-name="P5">b. <text:span text:style-name="T15">Login into the sever and </text:span>check what program has been installed by using sudo apt list –installed.</text:p>
      <text:p text:style-name="P5"><text:span text:style-name="T15">c. Remove the</text:span> <text:span text:style-name="T15">program and check the child parent program if exists.</text:span></text:p>
      <text:p text:style-name="P6">d. Also check for the files that has been compromised after installing this program by launching the new test instance with backed UP Ami and compare both of the instances for the programs and files.</text:p>
      <text:p text:style-name="P6">e. Security measures has to be taken up related to security groups and modifying file permissions.</text:p>
      <text:p text:style-name="P6"/>
      <text:p text:style-name="P9"/>
      <text:p text:style-name="P11">6. Your server froze, and you are forced to restart it from AWS console. You had upgraded packages prior to this happening, but you aren't sure if it is the packages thats causing the issue.</text:p>
      <text:p text:style-name="P11"/>
      <text:p text:style-name="P7">a. Check the server status and health checks.</text:p>
      <text:p text:style-name="P7">b. Remove the packages and re-install for the smooth running</text:p>
      <text:p text:style-name="P7"><text:soft-page-break/>c. Check the logs for the packages if any issue has occured while installing. Sometimes if we dont give ‘-y’ flag to auto install, the system does not install the required packages.</text:p>
      <text:p text:style-name="P7"/>
      <text:p text:style-name="P10"/>
      <text:p text:style-name="P12">7. You are encountering a DDoS, and you aren't able to login to your server. <text:span text:style-name="T16">(I took a help of a friend).</text:span></text:p>
      <text:p text:style-name="P12"/>
      <text:p text:style-name="P8">a. By using Network Monitoring tools, you can identify the source of the attack.</text:p>
      <text:p text:style-name="P8">b. By limiting the number of requests single IP can make to your server.</text:p>
      <text:p text:style-name="P8">c. CloudFlare also provides a protection from DDoS attack. Optional points but there are other companies who provides the DDoS prevention services. Cloudflare is best of them.</text:p>
      <text:p text:style-name="P8">d. Contacting AWS for additional support. They may have a resources or techniques.</text:p>
      <text:p text:style-name="P8"/>
      <text:p text:style-name="P8"/>
      <text:p text:style-name="P8"/>
      <text:p text:style-name="P8"/>
      <text:p text:style-name="P1"><text:span text:style-name="T2">8. </text:span><text:span text:style-name="T13">A malicious actor has deleted a lot of files from</text:span><text:span text:style-name="T1"> </text:span><text:span text:style-name="T3">`/usr`</text:span><text:span text:style-name="T13">, and you aren't able to</text:span><text:span text:style-name="T1"> </text:span><text:span text:style-name="T3">`ssh`</text:span><text:span text:style-name="T13">. Assume this server is on AWS.</text:span></text:p>
      <text:p text:style-name="P1"/>
      <text:p text:style-name="P27">a. Stop that server.</text:p>
      <text:p text:style-name="P27">b. Check if you have a backup of the root volume of that affected server. If yes attach it or if dont launch it with backup AMI.</text:p>
      <text:p text:style-name="P28">c. Launch the new server with a backed up AMI and attach that volume to new server. Now you will have access to /usr binaries.</text:p>
      <text:p text:style-name="P28">d. Access to the files in the volume.</text:p>
      <text:p text:style-name="P31"/>
      <text:p text:style-name="P32">Baalaji <text:s/>- What alternatives can we used as a third party apps which provides the backup services only.</text:p>
      <text:p text:style-name="P32"/>
      <text:p text:style-name="P32">9. <text:span text:style-name="T13">Client is mentioning the application is heavily unstable at a specific time.</text:span></text:p>
      <text:p text:style-name="P33"/>
      <text:p text:style-name="P29">a. Maybe a browser cache or cookies issues if the application is accepting that to operate. Common website use cookies and cache to load.</text:p>
      <text:p text:style-name="P29">b. Network issues.</text:p>
      <text:p text:style-name="P29">c. Resource issues.</text:p>
      <text:p text:style-name="P29">d. API issues which loads all the contents of the website.</text:p>
      <text:p text:style-name="P29">e. There might a chance where Bug is occured, but in microservices other parts of the application works well because of loosely coupled architecture.</text:p>
      <text:p text:style-name="P29"/>
      <text:p text:style-name="P29">All these requires a continuous monitoring to avoid the failure of the application</text:p>
      <text:p text:style-name="P29"/>
      <text:p text:style-name="P29"/>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1:22:04.386179262</meta:creation-date>
    <dc:date>2023-01-10T14:26:13.969361615</dc:date>
    <meta:editing-duration>PT3H7M58S</meta:editing-duration>
    <meta:editing-cycles>9</meta:editing-cycles>
    <meta:generator>LibreOffice/7.3.7.2$Linux_X86_64 LibreOffice_project/30$Build-2</meta:generator>
    <meta:document-statistic meta:table-count="0" meta:image-count="0" meta:object-count="0" meta:page-count="2" meta:paragraph-count="48" meta:word-count="938" meta:character-count="5181" meta:non-whitespace-character-count="4288"/>
  </office:meta>
</office:document-meta>
</file>